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C000002E51ECED2CE645515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.469cm" fo:min-width="2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126cm" fo:min-width="2.273cm"/>
    </style:style>
    <style:style style:name="gr5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0.896cm" fo:min-width="1.492cm"/>
    </style:style>
    <style:style style:name="gr9" style:family="graphic" style:parent-style-name="standard">
      <style:graphic-properties draw:textarea-horizontal-align="justify" draw:textarea-vertical-align="middle" draw:auto-grow-height="false" fo:min-height="0.089cm" fo:min-width="0.008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0.668cm" fo:min-width="1.349cm"/>
    </style:style>
    <style:style style:name="gr11" style:family="graphic" style:parent-style-name="objectwithoutfill">
      <style:graphic-properties draw:stroke="dash" draw:stroke-dash="Fine_20_Dashed" draw:marker-end="Symmetric_20_Arrow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905cm" svg:x="9.6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508cm" svg:x="9.763cm" svg:y="7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508cm" svg:x="9.763cm" svg:y="7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508cm" svg:x="10.779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62cm" svg:height="0.508cm" svg:x="11.795cm" svg:y="7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68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921cm" svg:height="1.524cm" svg:x="1.889cm" svg:y="6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4.937cm" svg:y1="7.731cm" svg:x2="9.509cm" svg:y2="7.731cm">
          <text:p/>
        </draw:line>
        <draw:custom-shape draw:style-name="gr1" draw:text-style-name="P1" draw:layer="layout" svg:width="3.175cm" svg:height="1.905cm" svg:x="9.763cm" svg:y="12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62cm" svg:height="0.508cm" svg:x="9.89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508cm" svg:x="9.89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508cm" svg:x="10.906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508cm" svg:x="11.922cm" svg:y="13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4cm" svg:height="0.254cm" svg:x="4.81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921cm" svg:height="1.524cm" svg:x="2.016cm" svg:y="12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.207cm" svg:y1="13.7cm" svg:x2="5.445cm" svg:y2="13.192cm">
          <text:p/>
        </draw:line>
        <draw:frame draw:style-name="gr6" draw:text-style-name="P5" draw:layer="layout" svg:width="2.588cm" svg:height="1.541cm" svg:x="6.159cm" svg:y="12.811cm">
          <draw:image xlink:href="Pictures/10000201000004DC000002E51ECED2CE64551547.png" xlink:type="simple" xlink:show="embed" xlink:actuate="onLoad" loext:mime-type="image/png">
            <text:p text:style-name="P5"/>
          </draw:image>
        </draw:frame>
        <draw:line draw:style-name="gr7" draw:text-style-name="P4" draw:layer="layout" svg:x1="5.064cm" svg:y1="13.7cm" svg:x2="6.207cm" svg:y2="13.7cm">
          <text:p/>
        </draw:line>
        <draw:custom-shape draw:style-name="gr8" draw:text-style-name="P1" draw:layer="layout" svg:width="2.116cm" svg:height="1.27cm" svg:x="7.012cm" svg:y="15.9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508cm" svg:height="0.339cm" svg:x="7.096cm" svg:y="16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7.096cm" svg:y="16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7.774cm" svg:y="16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8.451cm" svg:y="16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69cm" svg:height="0.169cm" svg:x="3.71cm" svg:y="16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947cm" svg:height="1.016cm" svg:x="1.847cm" svg:y="16.07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.879cm" svg:y1="16.579cm" svg:x2="6.927cm" svg:y2="16.579cm">
          <text:p/>
        </draw:line>
        <draw:custom-shape draw:style-name="gr8" draw:text-style-name="P1" xml:id="id1" draw:id="id1" draw:layer="layout" svg:width="2.116cm" svg:height="1.27cm" svg:x="16.706cm" svg:y="16.1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508cm" svg:height="0.339cm" svg:x="16.79cm" svg:y="16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16.79cm" svg:y="16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17.468cm" svg:y="16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18.145cm" svg:y="16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69cm" svg:height="0.169cm" svg:x="13.404cm" svg:y="16.6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947cm" svg:height="1.016cm" svg:x="11.541cm" svg:y="16.1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3.573cm" svg:y1="16.706cm" svg:x2="16.621cm" svg:y2="16.706cm">
          <text:p/>
        </draw:line>
        <draw:custom-shape draw:style-name="gr8" draw:text-style-name="P1" xml:id="id2" draw:id="id2" draw:layer="layout" svg:width="2.116cm" svg:height="1.27cm" svg:x="16.833cm" svg:y="20.6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508cm" svg:height="0.339cm" svg:x="16.917cm" svg:y="21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16.917cm" svg:y="21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17.595cm" svg:y="21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508cm" svg:height="0.339cm" svg:x="18.272cm" svg:y="21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69cm" svg:height="0.169cm" svg:x="13.531cm" svg:y="21.1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947cm" svg:height="1.016cm" svg:x="11.668cm" svg:y="20.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3.7cm" svg:y1="21.278cm" svg:x2="16.748cm" svg:y2="21.278cm">
          <text:p/>
        </draw:line>
        <draw:path draw:style-name="gr11" draw:text-style-name="P4" draw:layer="layout" svg:width="3.776cm" svg:height="3.103cm" draw:transform="rotate (-1.5707963267949) translate (5.75461240074206cm 16.781cm)" svg:viewBox="0 0 3777 3104" svg:d="M0 984c214 0 429-10 643 0 221 9 439-36 661-19 207 16 417-20 624 38 252 69 516 59 775 132 283 80 628 123 794 378 122 188 252 388 264 624 12 233 58 498-94 699-148 195-400 242-624 265-230 22-497-78-605-302-90-188-54-406 38-605 108-234 276-418 435-605 153-181 334-378 340-624 5-228 62-509-113-699-203-222-513-261-794-264-232-4-468 13-699 0-233-14-454 62-681 75-209 11-416 41-624 57h-37">
          <text:p/>
        </draw:path>
        <draw:path draw:style-name="gr11" draw:text-style-name="P4" draw:layer="layout" svg:width="3.362cm" svg:height="1.692cm" draw:transform="rotate (-1.5707963267949) translate (15.157cm 17.217cm)" svg:viewBox="0 0 3363 1693" svg:d="M0 0c201 23 403 42 604 76 232 40 475 92 662 245 216 177 426 394 491 662 52 216 141 543-132 661-186 81-454 77-586-132-124-196-96-438-38-643 67-238 285-415 529-491 201-63 399-101 605-151 214-51 439-55 662-38h189 207 170">
          <text:p/>
        </draw:path>
        <draw:connector draw:style-name="gr12" draw:text-style-name="P2" draw:layer="layout" svg:x1="17.764cm" svg:y1="17.383cm" svg:x2="17.891cm" svg:y2="20.685cm" draw:start-shape="id1" draw:start-glue-point="2" draw:end-shape="id2" draw:end-glue-point="0" svg:d="M17764 17383v1652h127v1650" svg:viewBox="0 0 128 3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15:22:37.615372415</meta:creation-date>
    <dc:date>2019-07-31T16:20:50.947990114</dc:date>
    <meta:editing-duration>PT27M43S</meta:editing-duration>
    <meta:editing-cycles>1</meta:editing-cycles>
    <meta:document-statistic meta:object-count="45"/>
    <meta:generator>LibreOffice/6.1.6.3$Linux_X86_64 LibreOffice_project/10$Build-3</meta:generator>
  </office:meta>
</office:document-meta>
</file>